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3171" officeooo:paragraph-rsid="000b3171"/>
    </style:style>
    <style:style style:name="P2" style:family="paragraph" style:parent-style-name="Standard">
      <style:text-properties officeooo:paragraph-rsid="000b3171"/>
    </style:style>
    <style:style style:name="P3" style:family="paragraph" style:parent-style-name="Standard">
      <style:paragraph-properties fo:text-align="center" style:justify-single-word="false"/>
      <style:text-properties fo:font-weight="bold" officeooo:rsid="000b3171" officeooo:paragraph-rsid="000b3171" style:font-weight-asian="bold" style:font-weight-complex="bold"/>
    </style:style>
    <style:style style:name="T1" style:family="text">
      <style:text-properties officeooo:rsid="000b3171"/>
    </style:style>
    <style:style style:name="T2" style:family="text">
      <style:text-properties officeooo:rsid="000c1b38"/>
    </style:style>
    <style:style style:name="T3" style:family="text">
      <style:text-properties officeooo:rsid="000d506d"/>
    </style:style>
    <style:style style:name="T4" style:family="text">
      <style:text-properties officeooo:rsid="000d9a11"/>
    </style:style>
    <style:style style:name="T5" style:family="text">
      <style:text-properties officeooo:rsid="000e3ee2"/>
    </style:style>
    <style:style style:name="T6" style:family="text">
      <style:text-properties officeooo:rsid="000fb4cb"/>
    </style:style>
    <style:style style:name="T7" style:family="text">
      <style:text-properties officeooo:rsid="0010a4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dvantages and disadvantages of being ambitious</text:p>
      <text:p text:style-name="P2"><text:span text:style-name="T1">The common conception about being ambitious is that it is a good quality. </text:span><text:span text:style-name="T3">Let us ponder </text:span><text:span text:style-name="T4">whether</text:span><text:span text:style-name="T3"> there </text:span><text:span text:style-name="T5">are </text:span><text:span text:style-name="T1">only benefits stemming from it, </text:span><text:span text:style-name="T3">or </text:span><text:span text:style-name="T5">if there are</text:span><text:span text:style-name="T3"> </text:span><text:span text:style-name="T4">any caveats we should look out for.</text:span></text:p>
      <text:p text:style-name="P1"/>
      <text:p text:style-name="P2"><text:span text:style-name="T1">Let’s begin with pros: ambitious people </text:span><text:span text:style-name="T2">in our society </text:span><text:span text:style-name="T1">tend to be richer, </text:span><text:span text:style-name="T5">for the obvious reason of wanting more money, </text:span><text:span text:style-name="T1">and </text:span><text:span text:style-name="T2">thus</text:span><text:span text:style-name="T1"> are perceived as happier. </text:span><text:span text:style-name="T2">It can also </text:span><text:span text:style-name="T5">cause</text:span><text:span text:style-name="T2"> a lot of positive emotions to overcome hard goals we set for ourselves. Furthermore, </text:span><text:span text:style-name="T3">it is natural for a life form to be ambitious because it is programmed into our genetic code </text:span><text:span text:style-name="T5">being</text:span><text:span text:style-name="T3"> the main reason for we are </text:span><text:span text:style-name="T5">so </text:span><text:span text:style-name="T3">successful as a species.</text:span></text:p>
      <text:p text:style-name="P1"/>
      <text:p text:style-name="P1">On the other hand ambition can also bring in negative emotions and actions. If we think about the greatest criminals or warlords their common denominator is clearly ambition. This yields an interesting observation, that capacity for evil <text:span text:style-name="T6">(or </text:span><text:span text:style-name="T7">tendency to</text:span><text:span text:style-name="T6"> discount empathy) </text:span>is propelled by ambition. Also it is harder to be happy with what we have if we are always driven to get more.</text:p>
      <text:p text:style-name="P1"/>
      <text:p text:style-name="P2"><text:span text:style-name="T1">In conclusion, </text:span><text:span text:style-name="T2">ambition definitely has two sides even if our </text:span><text:span text:style-name="T3">culture</text:span><text:span text:style-name="T2"> makes us think otherwise. However </text:span><text:span text:style-name="T3">when applied cautiously it is a good force in human development.</text:span></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0T13:25:18.049000000</meta:creation-date>
    <dc:date>2020-11-10T14:06:13.579000000</dc:date>
    <meta:editing-duration>PT8M12S</meta:editing-duration>
    <meta:editing-cycles>5</meta:editing-cycles>
    <meta:generator>LibreOffice/6.4.5.2$Windows_X86_64 LibreOffice_project/a726b36747cf2001e06b58ad5db1aa3a9a1872d6</meta:generator>
    <meta:document-statistic meta:table-count="0" meta:image-count="0" meta:object-count="0" meta:page-count="1" meta:paragraph-count="5" meta:word-count="208" meta:character-count="1196" meta:non-whitespace-character-count="993"/>
  </office:meta>
</office:document-meta>
</file>